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474960562126277889"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161220237951690721"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610259351974948473"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277451116607451899"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471485402049412749"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49776499864708219"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790677960348517227"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8632111219272223595"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484492" text:continue-list="list7790677960348517227"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216181968384620618"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88665"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81883"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481966"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470058"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479630"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8893017699279592266"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10"><text:soft-page-break/><text:span text:style-name="T2">Sat May 8, 2021 </text:span>5 miles Same workout as last Saturday May 1</text:p>
      <text:p text:style-name="P23"><text:span text:style-name="T1">Warm up:</text:span> <text:s/>0.25 miles to the cemetery loop </text:p>
      <text:p text:style-name="P10">Run:<text:span text:style-name="T2"> 3x1mile on the loop with 0.5 mile jog after each mile</text:span></text:p>
      <text:p text:style-name="P23">Mile times: 9:51, 9:25, 8:47 <text:s/>Times for jogs about 6 minutes</text:p>
      <text:p text:style-name="P23">Warm down: <text:s/>0.25 miles</text:p>
      <text:p text:style-name="P23"/>
      <text:p text:style-name="P10"><text:span text:style-name="T2">Sun May 9, 2021 </text:span>4.6 miles </text:p>
      <text:p text:style-name="P10">Warm up: <text:span text:style-name="T2">0.25 miles </text:span></text:p>
      <text:p text:style-name="P10">Run: <text:span text:style-name="T2">4.1 miles on the cemetery loop averaging 11:09, sum of ascents: 286 feet.</text:span></text:p>
      <text:p text:style-name="P10">Warm down: <text:span text:style-name="T2">0.25 miles</text:span></text:p>
      <text:p text:style-name="P23"/>
      <text:p text:style-name="P10"><text:span text:style-name="T2">Mon May 10, 2021 </text:span>4.5 miles</text:p>
      <text:p text:style-name="P10">Warm up<text:span text:style-name="T2">: 0.25 miles to the cemetery loop </text:span></text:p>
      <text:p text:style-name="P10">Run:<text:span text:style-name="T2"> 2 miles on the loop in 21:04 or 10:32/mile and rest a few minutes.</text:span></text:p>
      <text:p text:style-name="P23">Then with David and Bill 3 x 1 cemetery with a cemetery loop jog before each fast loop.</text:p>
      <text:p text:style-name="P23">Distance around loop : 0.317 miles, sum of ascents along loop: 22 feet</text:p>
      <text:p text:style-name="P23">Times: 2:30, 2:31, 2:34, Average time: 2:32, Time for jogs: about 3:55</text:p>
      <text:p text:style-name="P23"><text:span text:style-name="T1">Warm down:</text:span> 0.3 mile on the loop</text:p>
      <text:p text:style-name="P23"/>
      <text:p text:style-name="P23">Tues May 11, 2021 <text:span text:style-name="T1">no running</text:span></text:p>
      <text:p text:style-name="P10"/>
      <text:p text:style-name="P23">Wed May 12, 2021 <text:span text:style-name="T1">5 miles</text:span></text:p>
      <text:p text:style-name="P23"><text:span text:style-name="T1">Warm up:</text:span> 0.25 miles to the cemetery loop</text:p>
      <text:p text:style-name="P10">Run: <text:span text:style-name="T2">4.44 miles on the cemetery loop averaging 11:01, sum of ascents: 308 feet.</text:span></text:p>
      <text:p text:style-name="P10">Warm down: <text:span text:style-name="T2">0.3 mile jog</text:span></text:p>
      <text:p text:style-name="P23"/>
      <text:p text:style-name="P10"><text:span text:style-name="T2">Thur May 13, 2021 </text:span>3 miles<text:span text:style-name="T2"> </text:span></text:p>
      <text:p text:style-name="P23"><text:span text:style-name="T1">Warm up:</text:span> 0.25 miles to the cemetery loop</text:p>
      <text:p text:style-name="P10">Run: O<text:span text:style-name="T2">n the loop: 1 mile in 10:16, jog ½ mile in about 6:00, 1 mile in 9:42, rest a little </text:span></text:p>
      <text:p text:style-name="P10">Warm down: <text:span text:style-name="T2">0.25 mile jog home</text:span></text:p>
      <text:p text:style-name="P23"/>
      <text:p text:style-name="P10"><text:span text:style-name="T2">Fri May 14, 2021 </text:span>no running</text:p>
      <text:p text:style-name="P10"/>
      <text:p text:style-name="P10">In the last week: 22.1 miles</text:p>
      <text:p text:style-name="P10"/>
      <text:p text:style-name="P10"><text:span text:style-name="T2">Sat May 15, 2021 </text:span>6.6 miles <text:s/></text:p>
      <text:p text:style-name="P10">Warm up: <text:span text:style-name="T2">1.5 miles</text:span></text:p>
      <text:p text:style-name="P23"><text:span text:style-name="T1">Run:</text:span> I ran a staggered start 5 miles with 5 other runners on Tamarack Drive.</text:p>
      <text:p text:style-name="P23">Time: 43:15, Ave Pace: 8:39/mile, Splits: 8:59, 8:37, 8:36, 8:38, 8:23</text:p>
      <text:p text:style-name="P23">I ran 45:34 on the same course on April 6, 2021</text:p>
      <text:p text:style-name="P23"/>
      <text:p text:style-name="P10">Fast Runs on 5 mile “Morning Loop”, Total vertical ascent: 400 ft</text:p>
      <text:p text:style-name="P23"><text:soft-page-break/></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851860029661748838"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15T15:16:01.17</dc:date>
    <dc:creator>James Lombardi</dc:creator>
    <meta:editing-duration>P10DT11H16M22S</meta:editing-duration>
    <meta:editing-cycles>925</meta:editing-cycles>
    <meta:generator>OpenOffice/4.1.2$Win32 OpenOffice.org_project/412m3$Build-9782</meta:generator>
    <meta:document-statistic meta:table-count="0" meta:image-count="9" meta:object-count="0" meta:page-count="102" meta:paragraph-count="2846" meta:word-count="31669" meta:character-count="161929"/>
  </office:meta>
</office:document-meta>
</file>